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800000195F04FD6BE8D2CB8B6.png" manifest:media-type="image/png"/>
  <manifest:file-entry manifest:full-path="Pictures/10000000000003130000021672E6EBEFDA4B865D.png" manifest:media-type="image/png"/>
  <manifest:file-entry manifest:full-path="Pictures/10000000000002C30000003EBE34430429BA690E.png" manifest:media-type="image/png"/>
  <manifest:file-entry manifest:full-path="Pictures/10000000000001510000010ABED0CDF319B4B9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222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officeooo:rsid="008ff3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7457in" svg:y="-0.2665in" svg:width="1.4in" svg:height="1.1098in" draw:z-index="0"><draw:image xlink:href="Pictures/10000000000001510000010ABED0CDF319B4B904.png" xlink:type="simple" xlink:show="embed" xlink:actuate="onLoad"/></draw:frame><draw:frame draw:style-name="fr1" draw:name="Image2" text:anchor-type="paragraph" svg:x="0.7161in" svg:y="-0.2075in" svg:width="1.9598in" svg:height="0.1701in" draw:z-index="1"><draw:image xlink:href="Pictures/10000000000002C30000003EBE34430429BA690E.png" xlink:type="simple" xlink:show="embed" xlink:actuate="onLoad"/></draw:frame><draw:frame draw:style-name="fr1" draw:name="Image3" text:anchor-type="paragraph" svg:x="0.7161in" svg:y="-0.0118in" svg:width="1.3098in" svg:height="0.8902in" draw:z-index="2"><draw:image xlink:href="Pictures/10000000000003130000021672E6EBEFDA4B865D.png" xlink:type="simple" xlink:show="embed" xlink:actuate="onLoad"/></draw:frame><draw:frame draw:style-name="fr1" draw:name="Image4" text:anchor-type="paragraph" svg:x="0.7709in" svg:y="0.9091in" svg:width="1.2402in" svg:height="0.6799in" draw:z-index="3"><draw:image xlink:href="Pictures/10000000000002E800000195F04FD6BE8D2CB8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2902in" fo:margin-bottom="0.2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0:04:52.483703565</meta:creation-date>
    <dc:date>2017-07-06T23:21:37.917744679</dc:date>
    <meta:editing-duration>P2DT18M3S</meta:editing-duration>
    <meta:editing-cycles>161</meta:editing-cycles>
    <meta:generator>LibreOffice/5.1.6.2$Linux_X86_64 LibreOffice_project/10m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